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fo:font-variant="normal" fo:text-transform="none" style:text-line-through-style="none" style:font-name="Whitney" fo:font-size="12pt" fo:letter-spacing="normal" fo:font-style="normal" style:text-blinking="false"/>
    </style:style>
    <style:style style:name="T2" style:family="text">
      <style:text-properties fo:font-variant="normal" fo:text-transform="none" fo:color="#dcddde"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stralia Character Creation</text:p>
      <text:p text:style-name="P1"/>
      <text:p text:style-name="P2">You're creating a character for a SDE based RPG.</text:p>
      <text:p text:style-name="P2"/>
      <text:p text:style-name="P2">Your character has applied to Starlight Adventuring Company:</text:p>
      <text:p text:style-name="P2"><text:line-break/><text:tab/>This requires a letter of request from you about why you want to join and/or your aspiration <text:tab/>are for being an adventurer.</text:p>
      <text:p text:style-name="P2"><text:line-break/><text:tab/>This requires a letter of recommendation from someone "qualified" who can speak to your <text:tab/>experience, and what that experience is.<text:line-break/></text:p>
      <text:p text:style-name="P2">(Were you home-schooled, raised by wolves, or attended the greatest "insert skill here" school your town can afford.)</text:p>
      <text:p text:style-name="P2"/>
      <text:p text:style-name="P2">You don't actually have to write the letters, but need to note your experience, recommding party, and aspiration.</text:p>
      <text:p text:style-name="P2"><text:line-break/>You'll also need to note your level of wealth:<text:line-break/><text:tab/>Poor<text:line-break/><text:tab/>Middle Class<text:line-break/><text:tab/>Rich<text:line-break/><text:line-break/>Roll a D20 for starting wealth: Gain copper / silver / gold according to your level of wealth.<text:line-break/>A number of inspiration dice should be given to players based on how rich they rolled.</text:p>
      <text:p text:style-name="P2">This is intended to be an initial balancing.<text:line-break/>Inspirtion dice which are discarded after use.</text:p>
      <text:p text:style-name="P2"><text:line-break/>Describe your journey to Adventure Town (also known as Starlight City, the first full city built specifically for members of the Starlight Adventuring Company by the combined efforts of Starlight Adv Co. and the Heart Sworn Makers Guild).<text:line-break/><text:line-break/>Did you walk, arrive by train, boat, or blimp, were teleported to town?<text:line-break/><text:line-break/>How did you spend you first day/night in town before reporting for duty in the morning?<text:line-break/><text:line-break/><text:line-break/>For the base of your character, you may select any card from the Hero sheets or, with an appropriate argument, from the Mini-Boss sheet.</text:p>
      <text:p text:style-name="P2"><text:line-break/>You may swap sex/gender of your character.</text:p>
      <text:p text:style-name="P2"/>
      <text:p text:style-name="P2">Substitutions are acceptable with an acceptable backstory:</text:p>
      <text:p text:style-name="P2"><text:a xlink:type="simple" xlink:href="http://htkb.dyndns.org/downloads/Game_Rules/Anstralia/Hero1_Fronts.png" office:target-frame-name="_blank" xlink:show="new" text:style-name="Internet_20_link" text:visited-style-name="Visited_20_Internet_20_Link"><text:span text:style-name="T1">http://htkb.dyndns.org/downloads/Game_Rules/Anstralia/Hero1_Fronts.png</text:span></text:a><text:span text:style-name="T2"> </text:span><text:a xlink:type="simple" xlink:href="http://htkb.dyndns.org/downloads/Game_Rules/Anstralia/Hero2_Fronts.png" office:target-frame-name="_blank" xlink:show="new" text:style-name="Internet_20_link" text:visited-style-name="Visited_20_Internet_20_Link"><text:span text:style-name="T1">http://htkb.dyndns.org/downloads/Game_Rules/Anstralia/Hero2_Fronts.png</text:span></text:a><text:span text:style-name="T2"> </text:span><text:a xlink:type="simple" xlink:href="http://htkb.dyndns.org/downloads/Game_Rules/Anstralia/MiniBoss1_Fronts.png" office:target-frame-name="_blank" xlink:show="new" text:style-name="Internet_20_link" text:visited-style-name="Visited_20_Internet_20_Link"><text:span text:style-name="T1">http://htkb.dyndns.org/downloads/Game_Rules/Anstralia/MiniBoss1_Fronts.png</text:span></text:a> </text:p>
      <text:p text:style-name="P2"/>
      <text:p text:style-name="P2"/>
      <text:p text:style-name="P2"/>
      <text:p text:style-name="P2"/>
      <text:p text:style-name="P2"/>
      <text:p text:style-name="P2"><text:soft-page-break/></text:p>
      <text:p text:style-name="P2"/>
      <text:p text:style-name="P2"/>
      <text:p text:style-name="P2">You may also swap the race on the restriction that the size of the model must remain the same.<text:line-break/>(Please keep in mind that the DM may transfer particular racial traits with the swap)<text:line-break/><text:line-break/>Small:<text:line-break/><text:tab/>Kinoshroom (Mushroom creature)<text:line-break/><text:tab/>Toad<text:line-break/><text:tab/>Kistune (Fox like creature)<text:line-break/><text:tab/>Fey (Choose presented form, e.g. Pixie)<text:line-break/><text:line-break/>Middle:<text:line-break/><text:tab/>Human</text:p>
      <text:p text:style-name="P2"><text:tab/>Dwarf<text:line-break/><text:tab/>Elf<text:line-break/><text:tab/>Freyjan (Cat person)<text:line-break/><text:tab/>Celestian (Holy Angel type)<text:line-break/><text:tab/>Maleeach (Dark fey type)<text:line-break/><text:tab/>Undead</text:p>
      <text:p text:style-name="P2"><text:tab/>Troll</text:p>
      <text:p text:style-name="P2"><text:tab/>Kitsune (Fox Person)</text:p>
      <text:p text:style-name="P2"><text:tab/>Fennek (Rabbit Person)<text:line-break/><text:tab/>Demon<text:line-break/><text:tab/>Construct (Golem or animated personified object)<text:line-break/><text:tab/>Kobold<text:line-break/><text:tab/>Fey (Choose presented form)<text:line-break/><text:tab/>Orc<text:line-break/><text:tab/>Unicorn/Pegasus/Alicorn/Nightmare (Pony)<text:line-break/><text:line-break/>Large:</text:p>
      <text:p text:style-name="P2"><text:tab/>Centaur</text:p>
      <text:p text:style-name="P2"><text:tab/>Great Orc</text:p>
      <text:p text:style-name="P2"><text:tab/>Arachne<text:line-break/><text:tab/>Bear<text:line-break/><text:tab/>Treant<text:line-break/><text:tab/>Great Troll<text:line-break/><text:tab/>Construct<text:line-break/><text:tab/>Ogre<text:line-break/><text:tab/>Fey<text:line-break/><text:tab/>Undead<text:line-break/><text:tab/>Warg<text:line-break/><text:tab/>Kinoshroom<text:line-break/><text:line-break/>Mounted:</text:p>
      <text:p text:style-name="P2"><text:tab/>Horse<text:line-break/><text:tab/>Wolf<text:line-break/><text:tab/>Raptor<text:line-break/><text:tab/>Walrus<text:line-break/><text:tab/>[Any reasonably mounted animal]</text:p>
      <text:p text:style-name="P2"/>
      <text:p text:style-name="P2">Shift:</text:p>
      <text:p text:style-name="P2"><text:soft-page-break/><text:tab/>Mad Cat<text:line-break/><text:tab/>Angry Bear<text:line-break/><text:tab/>Werewo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3M9S</meta:editing-duration>
    <meta:editing-cycles>4</meta:editing-cycles>
    <meta:generator>OpenOffice/4.1.6$Win32 OpenOffice.org_project/416m1$Build-9790</meta:generator>
    <dc:date>2019-11-30T21:06:46.47</dc:date>
    <meta:document-statistic meta:table-count="0" meta:image-count="0" meta:object-count="0" meta:page-count="3" meta:paragraph-count="24" meta:word-count="385" meta:character-count="2642"/>
    <meta:user-defined meta:name="Info 1"/>
    <meta:user-defined meta:name="Info 2"/>
    <meta:user-defined meta:name="Info 3"/>
    <meta:user-defined meta:name="Info 4"/>
  </office:meta>
</office:document-meta>
</file>